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7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7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7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05:10:52.791112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12T06:19:09.922836039</dc:date>
    <meta:editing-duration>P3DT11H5M16S</meta:editing-duration>
    <meta:editing-cycles>65</meta:editing-cycles>
    <meta:generator>LibreOffice/6.0.7.3$Linux_X86_64 LibreOffice_project/00m0$Build-3</meta:generator>
    <meta:document-statistic meta:table-count="10" meta:cell-count="841" meta:object-count="0"/>
  </office:meta>
</office:document-meta>
</file>